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Text_20_body" style:list-style-name="L6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549e" style:text-line-through-style="none" style:font-name="Trebuchet MS" fo:font-size="10.5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5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</style:style>
    <style:style style:name="P6" style:family="paragraph" style:parent-style-name="Text_20_body" style:list-style-name="L6">
      <style:paragraph-properties fo:margin-left="0cm" fo:margin-right="0cm" fo:margin-top="0cm" fo:margin-bottom="0cm" fo:text-indent="0cm" style:auto-text-indent="false" fo:padding="0cm" fo:border="none"/>
    </style:style>
    <style:style style:name="P7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9" style:family="paragraph" style:parent-style-name="Heading_20_4">
      <style:paragraph-properties fo:margin-top="0.423cm" fo:margin-bottom="0.212cm"/>
    </style:style>
    <style:style style:name="P10" style:family="paragraph" style:parent-style-name="Heading_20_4">
      <style:paragraph-properties fo:margin-top="0.423cm" fo:margin-bottom="0.212cm" fo:keep-with-next="always"/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P11" style:family="paragraph" style:parent-style-name="Heading_20_4">
      <style:paragraph-properties fo:margin-top="0.423cm" fo:margin-bottom="0.212cm" fo:keep-with-next="always"/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bold" style:text-blinking="false" style:font-weight-asian="bold" style:font-weight-complex="bold"/>
    </style:style>
    <style:style style:name="P12" style:family="paragraph" style:parent-style-name="Heading_20_4">
      <style:text-properties fo:font-variant="normal" fo:text-transform="none" fo:color="#9a8b7d" style:font-name="Trebuchet MS" fo:font-size="10.5pt" fo:letter-spacing="normal" fo:font-style="normal"/>
    </style:style>
    <style:style style:name="P13" style:family="paragraph" style:parent-style-name="Heading_20_4">
      <style:text-properties fo:font-variant="normal" fo:text-transform="none" fo:color="#9a8b7d" style:font-name="Trebuchet MS" fo:font-size="10.5pt" fo:letter-spacing="normal" fo:font-style="normal" fo:font-weight="normal" style:font-weight-asian="normal" style:font-weight-complex="normal"/>
    </style:style>
    <style:style style:name="P14" style:family="paragraph" style:parent-style-name="Heading_20_4">
      <style:paragraph-properties fo:margin-left="0cm" fo:margin-right="0cm" fo:text-indent="0cm" style:auto-text-indent="false" fo:padding="0cm" fo:border="none"/>
    </style:style>
    <style:style style:name="T1" style:family="text">
      <style:text-properties fo:font-variant="normal" fo:text-transform="none" fo:color="#00549e" style:text-line-through-style="none" style:font-name="Trebuchet M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549e" style:text-line-through-style="none" style:font-name="Trebuchet MS" fo:font-size="10.5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3" style:family="text">
      <style:text-properties fo:font-variant="normal" fo:text-transform="none" fo:color="#9a8b7d" style:font-name="Trebuchet MS" fo:font-size="10.5pt" fo:letter-spacing="normal" fo:font-style="normal" fo:font-weight="normal"/>
    </style:style>
    <style:style style:name="T4" style:family="text"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T5" style:family="text">
      <style:text-properties fo:color="#996633"/>
    </style:style>
    <style:style style:name="T6" style:family="text">
      <style:text-properties fo:color="#804c19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4">IVR-&gt;APP</text:h>
      <text:list xml:id="list1524846418" text:style-name="L1">
        <text:list-item>
          <text:p text:style-name="P1"><text:a xlink:type="simple" xlink:href="http://asterisk.ru/knowledgebase/Asterisk+cmd+Bridge"><text:span text:style-name="T1">Bridge</text:span></text:a><text:span text:style-name="T3">: Соединение двух произвольных каналов.</text:span></text:p>
        </text:list-item>
        <text:list-item>
          <text:p text:style-name="P1"><text:a xlink:type="simple" xlink:href="http://asterisk.ru/knowledgebase/Asterisk+cmd+Log"><text:span text:style-name="T1">Log</text:span></text:a><text:span text:style-name="T3">: Вносит произвольный текст в файл(ы) лога сервера Asterisk.</text:span></text:p>
        </text:list-item>
      </text:list>
      <text:h text:style-name="P9" text:outline-level="4"><text:bookmark text:name="_2"/><text:span text:style-name="T4">Билинг</text:span></text:h>
      <text:list xml:id="list1875708467" text:style-name="L2">
        <text:list-item>
          <text:p text:style-name="P2"><text:a xlink:type="simple" xlink:href="http://asterisk.ru/knowledgebase/Asterisk+cmd+NoCDR"><text:span text:style-name="T1">NoCDR</text:span></text:a><text:span text:style-name="T3">: Указывает Asterisk'у не сохранять CDR запись для вызова.</text:span></text:p>
        </text:list-item>
      </text:list>
      <text:h text:style-name="P14" text:outline-level="4"><text:bookmark text:name="_3"/><text:span text:style-name="T3">Управление вызовами (окончание связи, ответ на вызов, набор номера, и т.д.)</text:span></text:h>
      <text:list xml:id="list865911092" text:style-name="L3">
        <text:list-item>
          <text:p text:style-name="P3"><text:a xlink:type="simple" xlink:href="http://asterisk.ru/knowledgebase/Asterisk+cmd+Ringing"><text:span text:style-name="T1">Ringing</text:span></text:a><text:span text:style-name="T4">: Установить состояние "вызова абонента" (звонка)</text:span></text:p>
        </text:list-item>
        <text:list-item>
          <text:p text:style-name="P3"><text:a xlink:type="simple" xlink:href="http://asterisk.ru/knowledgebase/Asterisk+cmd+Answer"><text:span text:style-name="T1">Answer</text:span></text:a><text:span text:style-name="T3">: Ответ на звонок, если по каналу поступает вызов</text:span></text:p>
        </text:list-item>
        <text:list-item>
          <text:p text:style-name="P3"><text:a xlink:type="simple" xlink:href="http://asterisk.ru/knowledgebase/Asterisk+cmd+Busy"><text:span text:style-name="T1">Busy</text:span></text:a><text:span text:style-name="T3">: Установить состояние "занято" и ждать окончания соединения</text:span></text:p>
          <text:p text:style-name="P3"><text:span text:style-name="T3"/></text:p>
        </text:list-item>
        <text:list-item>
          <text:p text:style-name="P3"><text:span text:style-name="T2">Call</text:span><text:span text:style-name="T3">: Совершить вызов и, в случае успеха, </text:span></text:p>
        </text:list-item>
        <text:list-item>
          <text:p text:style-name="P3"><text:span text:style-name="T1">Disconnect</text:span><text:span text:style-name="T3">: Безусловное разъединение соединения</text:span></text:p>
          <text:p text:style-name="P3"><text:span text:style-name="T3"/></text:p>
        </text:list-item>
        <text:list-item>
          <text:p text:style-name="P3"><text:a xlink:type="simple" xlink:href="http://asterisk.ru/knowledgebase/Asterisk+cmd+SendDTMF"><text:span text:style-name="T1">SendDTMF</text:span></text:a><text:span text:style-name="T3">: Отправка в канал произвольной последовательности DTMF цифр</text:span></text:p>
        </text:list-item>
      </text:list>
      <text:h text:style-name="P12" text:outline-level="4"><text:bookmark text:name="_8"/><text:span text:style-name="T7">Звук: Запись и Воспроизведение</text:span></text:h>
      <text:list xml:id="list505168997" text:style-name="L5">
        <text:list-item>
          <text:p text:style-name="P5"><text:a xlink:type="simple" xlink:href="http://asterisk.ru/knowledgebase/Asterisk+cmd+Playback"><text:span text:style-name="T1">Playback</text:span></text:a><text:span text:style-name="T3">: Проигрывает звуковой файл. (+ готовность обработать донабор)</text:span></text:p>
        </text:list-item>
        <text:list-item>
          <text:p text:style-name="P5"><text:a xlink:type="simple" xlink:href="http://asterisk.ru/knowledgebase/Asterisk+cmd+Playtones"><text:span text:style-name="T1">Playtone</text:span></text:a><text:span text:style-name="T3">: Проигрывает список тонов (1..N), в это время могут исполняться другие команды.</text:span></text:p>
        </text:list-item>
        <text:list-item>
          <text:p text:style-name="P7"><text:a xlink:type="simple" xlink:href="http://asterisk.ru/knowledgebase/Asterisk+cmd+StopPlaytones"><text:span text:style-name="T1">StopPlaytone</text:span></text:a><text:span text:style-name="T3">: Останавливает проигрыш списка тонов.</text:span></text:p>
        </text:list-item>
      </text:list>
      <text:list xml:id="list1084136116" text:continue-list="list865911092" text:style-name="L3">
        <text:list-item>
          <text:p text:style-name="P3"><text:span text:style-name="T2">DetectTone</text:span><text:span text:style-name="T3">: запуск детектора тонов DTMF, Modem, Fax, Flash</text:span></text:p>
        </text:list-item>
        <text:list-item>
          <text:p text:style-name="P3"><text:span text:style-name="T2">Hold</text:span><text:span text:style-name="T3">: выдача Hold по сигнализации</text:span></text:p>
        </text:list-item>
      </text:list>
      <text:p text:style-name="Standard"/>
      <text:h text:style-name="P13" text:outline-level="4"><text:bookmark text:name="_9"/>Звук: Запись и мониторинг (прослушивание) разговоров</text:h>
      <text:list xml:id="list1068031617" text:style-name="L6">
        <text:list-item>
          <text:p text:style-name="P6"><text:a xlink:type="simple" xlink:href="http://asterisk.ru/knowledgebase/Asterisk+cmd+Record"><text:span text:style-name="T1">Record</text:span></text:a><text:span text:style-name="T3">: Запись телефонного разговора в звуковой файл</text:span></text:p>
        </text:list-item>
        <text:list-item>
          <text:p text:style-name="P8"><text:a xlink:type="simple" xlink:href="http://asterisk.ru/knowledgebase/Asterisk+cmd+StopMonitor"><text:span text:style-name="T1">StopRecord</text:span></text:a><text:span text:style-name="T3">: Останов записи телефонного разговора</text:span></text:p>
        </text:list-item>
      </text:list>
      <text:h text:style-name="P11" text:outline-level="4">APP-&gt;IVR</text:h>
      <text:list xml:id="list1349621631" text:continue-numbering="true" text:style-name="L6">
        <text:list-item>
          <text:p text:style-name="P4">Seize: <text:span text:style-name="T6">входящее занятие на IVR</text:span></text:p>
        </text:list-item>
        <text:list-item>
          <text:p text:style-name="P4">Progress: <text:span text:style-name="T6">Событие прогресс в исходящем от IVR вызове</text:span></text:p>
        </text:list-item>
        <text:list-item>
          <text:p text:style-name="P4">Ringing: <text:span text:style-name="T6">событие ringing в исходящем от IVR вызове</text:span></text:p>
        </text:list-item>
        <text:list-item>
          <text:p text:style-name="P4">Answer: <text:span text:style-name="T6">ответ абонента в исходящем от IVR вызове</text:span></text:p>
        </text:list-item>
        <text:list-item>
          <text:p text:style-name="P4">Hold: <text:span text:style-name="T6">событие hold в вызове</text:span></text:p>
        </text:list-item>
        <text:list-item>
          <text:p text:style-name="P4">Release: <text:span text:style-name="T6">событие разъединения в вызове + release-cause</text:span></text:p>
        </text:list-item>
        <text:list-item>
          <text:p text:style-name="P6"><text:span text:style-name="T2">ToneDetected: </text:span><text:span text:style-name="T3">(DTMF, Modem, Fax, Flash)</text:span></text:p>
        </text:list-item>
      </text:list>
      <text:h text:style-name="P10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4-06-04T14:48:10</meta:creation-date>
    <dc:date>2014-06-06T17:01:02</dc:date>
    <dc:creator>Alexey Ershov</dc:creator>
    <meta:editing-duration>PT3H20M20S</meta:editing-duration>
    <meta:editing-cycles>8</meta:editing-cycles>
    <meta:generator>LibreOffice/3.4$Unix LibreOffice_project/340m1$Build-402</meta:generator>
    <meta:document-statistic meta:table-count="0" meta:image-count="0" meta:object-count="0" meta:page-count="1" meta:paragraph-count="29" meta:word-count="208" meta:character-count="1404" meta:non-whitespace-character-count="1247"/>
  </office:meta>
</office:document-meta>
</file>